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22pt" style:font-size-asian="22pt" style:font-size-complex="18pt"/>
    </style:style>
    <style:style style:name="P2" style:parent-style-name="Normal" style:family="paragraph">
      <style:paragraph-properties fo:text-align="center"/>
      <style:text-properties fo:font-weight="bold" style:font-weight-asian="bold" fo:font-size="22pt" style:font-size-asian="22pt" style:font-size-complex="18pt"/>
    </style:style>
    <style:style style:name="P3" style:parent-style-name="Normal" style:family="paragraph">
      <style:text-properties fo:font-size="18pt" style:font-size-asian="18pt" style:font-size-complex="18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office:automatic-styles>
  <office:body>
    <office:text text:use-soft-page-breaks="true">
      <text:p text:style-name="P1">Reinforcement Learning Final Year Project</text:p>
      <text:p text:style-name="P2">MDP</text:p>
      <text:p text:style-name="P3"/>
      <text:p text:style-name="P4">A MDP defines an environment that is often used for studying dynamic programming and reinforcement learning due to its properties. A MDP<text:s/>contains a set of states, each of which has a set of actions. An agent can move through this environment, choosing to take certain actions in a state. The environment can reward the agent for taking certain actions, which is defined as the reward function.<text:s/>In the case of this project, we do not let the agent know the reward function or the states that result from taking an action. The agent will only see the state it is in, any reward it received from taking an action, and the actions it can take within a state.</text:p>
      <text:p text:style-name="P5"/>
      <text:p text:style-name="P6">In a deterministic MDP, an action always leads to the same state, and the reward for choosing an action remains the same throughout the life of the MDP. Conversely, in a non-deterministic MDP, an action may lead to a different state than it had before, and the reward for an action may change, as determined by a probability distribution based on the current state and action. This probability distribution depends only on the current state an action - <text:s/>the history of visited states and chosen actions bear no influence on the distribution. This often provides an environment that is similar to the real world than a deterministic MDP. For example, the case of a robot moving through the physical world. In some circumstances, the robot’s actions will not always lead to the same state – when moving forward, it may get caught on a carpet, or pushed by human, resulting in arriving in an unexpected state. The randomness in a non-deterministic MDP simulates this.</text:p>
      <text:p text:style-name="P7"/>
      <text:p text:style-name="Normal"><text:span text:style-name="T8">MDP’s provide a general formalized environment to work with. An MDP can have infinite amount of states and transitions, rewards of arbitrary size including zero and negative. In the grid world example for<text:s/></text:span><text:span text:style-name="T9">this</text:span><text:span text:style-name="T10"><text:s/>project, our states will be represented on a simple 2d grid, with transitions going north, south, east<text:s/></text:span><text:span text:style-name="T11">and/</text:span><text:span text:style-name="T12">or west of a st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2T17:11:00Z</meta:creation-date>
    <dc:date>2016-11-14T11:14:00Z</dc:date>
    <meta:template xlink:href="Normal.dotm" xlink:type="simple"/>
    <meta:editing-cycles>9</meta:editing-cycles>
    <meta:editing-duration>PT4140S</meta:editing-duration>
    <meta:document-statistic meta:page-count="1" meta:paragraph-count="4" meta:word-count="299" meta:character-count="2002" meta:row-count="14" meta:non-whitespace-character-count="1707"/>
  </office:meta>
</office:document-meta>
</file>